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officeooo:rsid="00043032" officeooo:paragraph-rsid="00043032" style:font-size-asian="14pt" style:font-size-complex="14pt"/>
    </style:style>
    <style:style style:name="P2" style:family="paragraph" style:parent-style-name="Standard">
      <style:text-properties officeooo:paragraph-rsid="00063579"/>
    </style:style>
    <style:style style:name="P3" style:family="paragraph" style:parent-style-name="Standard">
      <style:text-properties officeooo:rsid="00063579" officeooo:paragraph-rsid="00063579"/>
    </style:style>
    <style:style style:name="P4" style:family="paragraph" style:parent-style-name="Standard">
      <style:text-properties officeooo:rsid="00070d59" officeooo:paragraph-rsid="00070d59"/>
    </style:style>
    <style:style style:name="P5" style:family="paragraph" style:parent-style-name="Standard">
      <style:text-properties officeooo:rsid="00087b4d" officeooo:paragraph-rsid="00087b4d"/>
    </style:style>
    <style:style style:name="P6" style:family="paragraph" style:parent-style-name="Standard">
      <style:text-properties officeooo:rsid="0009c263" officeooo:paragraph-rsid="0009c263"/>
    </style:style>
    <style:style style:name="P7" style:family="paragraph" style:parent-style-name="Standard">
      <style:text-properties fo:font-weight="bold" officeooo:rsid="0009c263" officeooo:paragraph-rsid="0009c263" style:font-weight-asian="bold" style:font-weight-complex="bold"/>
    </style:style>
    <style:style style:name="P8" style:family="paragraph" style:parent-style-name="Standard">
      <style:text-properties fo:font-weight="bold" officeooo:rsid="000b5d51" officeooo:paragraph-rsid="000b5d51" style:font-weight-asian="bold" style:font-weight-complex="bold"/>
    </style:style>
    <style:style style:name="P9" style:family="paragraph" style:parent-style-name="Standard" style:list-style-name="L4">
      <style:text-properties fo:font-size="14pt" officeooo:paragraph-rsid="00070d59" style:font-size-asian="14pt" style:font-size-complex="14pt"/>
    </style:style>
    <style:style style:name="P10" style:family="paragraph" style:parent-style-name="Standard" style:list-style-name="L4">
      <style:text-properties fo:font-size="14pt" officeooo:rsid="0009c263" officeooo:paragraph-rsid="0009c263" style:font-size-asian="14pt" style:font-size-complex="14pt"/>
    </style:style>
    <style:style style:name="P11" style:family="paragraph" style:parent-style-name="Standard" style:list-style-name="L4">
      <style:text-properties fo:font-size="14pt" officeooo:rsid="00063579" officeooo:paragraph-rsid="00063579" style:font-size-asian="14pt" style:font-size-complex="14pt"/>
    </style:style>
    <style:style style:name="P12" style:family="paragraph" style:parent-style-name="Standard" style:list-style-name="L4">
      <style:text-properties fo:font-size="14pt" officeooo:rsid="00058d50" officeooo:paragraph-rsid="00058d50" style:font-size-asian="14pt" style:font-size-complex="14pt"/>
    </style:style>
    <style:style style:name="P13" style:family="paragraph" style:parent-style-name="Standard" style:list-style-name="L1">
      <style:text-properties fo:font-size="14pt" fo:language="it" fo:country="IT" officeooo:rsid="00043032" officeooo:paragraph-rsid="00043032" style:font-size-asian="14pt" style:font-size-complex="14pt"/>
    </style:style>
    <style:style style:name="P14" style:family="paragraph" style:parent-style-name="Standard" style:list-style-name="L2">
      <style:text-properties fo:font-size="14pt" fo:language="it" fo:country="IT" officeooo:rsid="00043032" officeooo:paragraph-rsid="00043032" style:font-size-asian="14pt" style:font-size-complex="14pt"/>
    </style:style>
    <style:style style:name="P15" style:family="paragraph" style:parent-style-name="Standard" style:list-style-name="L3">
      <style:text-properties fo:font-size="14pt" fo:language="it" fo:country="IT" officeooo:rsid="00043032" officeooo:paragraph-rsid="00043032" style:font-size-asian="14pt" style:font-size-complex="14pt"/>
    </style:style>
    <style:style style:name="P16" style:family="paragraph" style:parent-style-name="Standard" style:list-style-name="L4">
      <style:text-properties fo:font-size="14pt" fo:language="it" fo:country="IT" officeooo:rsid="00043032" officeooo:paragraph-rsid="00043032" style:font-size-asian="14pt" style:font-size-complex="14pt"/>
    </style:style>
    <style:style style:name="P17" style:family="paragraph" style:parent-style-name="Standard" style:list-style-name="L4">
      <style:text-properties fo:font-size="14pt" fo:language="it" fo:country="IT" officeooo:rsid="00043032" officeooo:paragraph-rsid="00070d59" style:font-size-asian="14pt" style:font-size-complex="14pt"/>
    </style:style>
    <style:style style:name="P18" style:family="paragraph" style:parent-style-name="Standard" style:list-style-name="L5">
      <style:text-properties fo:font-size="14pt" fo:language="it" fo:country="IT" officeooo:rsid="00043032" officeooo:paragraph-rsid="00043032" style:font-size-asian="14pt" style:font-size-complex="14pt"/>
    </style:style>
    <style:style style:name="P19" style:family="paragraph" style:parent-style-name="Standard" style:list-style-name="L6">
      <style:text-properties fo:font-size="14pt" fo:language="it" fo:country="IT" officeooo:rsid="00043032" officeooo:paragraph-rsid="00058d50" style:font-size-asian="14pt" style:font-size-complex="14pt"/>
    </style:style>
    <style:style style:name="P20" style:family="paragraph" style:parent-style-name="Standard" style:list-style-name="L8">
      <style:text-properties fo:font-size="14pt" fo:language="it" fo:country="IT" officeooo:rsid="00043032" officeooo:paragraph-rsid="00058d50" style:font-size-asian="14pt" style:font-size-complex="14pt"/>
    </style:style>
    <style:style style:name="P21" style:family="paragraph" style:parent-style-name="Standard" style:list-style-name="L9">
      <style:text-properties fo:font-size="14pt" fo:language="it" fo:country="IT" officeooo:rsid="00043032" officeooo:paragraph-rsid="00063579" style:font-size-asian="14pt" style:font-size-complex="14pt"/>
    </style:style>
    <style:style style:name="P22" style:family="paragraph" style:parent-style-name="Standard">
      <style:text-properties fo:font-size="14pt" fo:language="it" fo:country="IT" officeooo:rsid="00043032" officeooo:paragraph-rsid="00043032" style:font-size-asian="14pt" style:font-size-complex="14pt"/>
    </style:style>
    <style:style style:name="P23" style:family="paragraph" style:parent-style-name="Standard" style:list-style-name="L10">
      <style:text-properties fo:font-size="14pt" fo:language="it" fo:country="IT" officeooo:rsid="00063579" officeooo:paragraph-rsid="00063579" style:font-size-asian="14pt" style:font-size-complex="14pt"/>
    </style:style>
    <style:style style:name="P24" style:family="paragraph" style:parent-style-name="Standard" style:list-style-name="L11">
      <style:text-properties fo:font-size="14pt" fo:language="it" fo:country="IT" officeooo:rsid="00070d59" officeooo:paragraph-rsid="00070d59" style:font-size-asian="14pt" style:font-size-complex="14pt"/>
    </style:style>
    <style:style style:name="P25" style:family="paragraph" style:parent-style-name="Standard" style:list-style-name="L12">
      <style:text-properties fo:font-size="14pt" fo:language="it" fo:country="IT" officeooo:rsid="00087b4d" officeooo:paragraph-rsid="00087b4d" style:font-size-asian="14pt" style:font-size-complex="14pt"/>
    </style:style>
    <style:style style:name="P26" style:family="paragraph" style:parent-style-name="Standard" style:list-style-name="L13">
      <style:text-properties fo:font-size="14pt" fo:language="it" fo:country="IT" officeooo:rsid="00087b4d" officeooo:paragraph-rsid="00087b4d" style:font-size-asian="14pt" style:font-size-complex="14pt"/>
    </style:style>
    <style:style style:name="P27" style:family="paragraph" style:parent-style-name="Standard" style:list-style-name="L14">
      <style:text-properties fo:font-size="14pt" fo:language="it" fo:country="IT" fo:font-weight="normal" officeooo:rsid="000b5d51" officeooo:paragraph-rsid="000b5d51" style:font-size-asian="14pt" style:font-weight-asian="normal" style:font-size-complex="14pt" style:font-weight-complex="normal"/>
    </style:style>
    <style:style style:name="P28" style:family="paragraph" style:parent-style-name="Standard" style:list-style-name="L5">
      <style:text-properties officeooo:rsid="00058d50" officeooo:paragraph-rsid="00058d50"/>
    </style:style>
    <style:style style:name="P29" style:family="paragraph" style:parent-style-name="Standard" style:list-style-name="L7">
      <style:text-properties officeooo:rsid="000b5d51" officeooo:paragraph-rsid="000b5d51"/>
    </style:style>
    <style:style style:name="P30" style:family="paragraph" style:parent-style-name="Standard" style:list-style-name="L9">
      <style:text-properties officeooo:rsid="00063579" officeooo:paragraph-rsid="00063579"/>
    </style:style>
    <style:style style:name="P31" style:family="paragraph" style:parent-style-name="Standard" style:list-style-name="L11">
      <style:text-properties officeooo:rsid="00063579" officeooo:paragraph-rsid="00063579"/>
    </style:style>
    <style:style style:name="P32" style:family="paragraph" style:parent-style-name="Standard" style:list-style-name="L14">
      <style:text-properties fo:font-weight="bold" officeooo:rsid="0009c263" officeooo:paragraph-rsid="0009c263" style:font-weight-asian="bold" style:font-weight-complex="bold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43032"/>
    </style:style>
    <style:style style:name="T3" style:family="text">
      <style:text-properties fo:language="it" fo:country="IT" officeooo:rsid="00058d5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8d50"/>
    </style:style>
    <style:style style:name="T6" style:family="text">
      <style:text-properties fo:font-size="14pt" fo:language="it" fo:country="IT" style:font-size-asian="14pt" style:font-size-complex="14pt"/>
    </style:style>
    <style:style style:name="T7" style:family="text">
      <style:text-properties fo:font-size="14pt" fo:language="it" fo:country="IT" officeooo:rsid="00043032" style:font-size-asian="14pt" style:font-size-complex="14pt"/>
    </style:style>
    <style:style style:name="T8" style:family="text">
      <style:text-properties fo:font-size="14pt" fo:language="it" fo:country="IT" officeooo:rsid="00063579" style:font-size-asian="14pt" style:font-size-complex="14pt"/>
    </style:style>
    <style:style style:name="T9" style:family="text">
      <style:text-properties fo:font-size="14pt" fo:language="it" fo:country="IT" officeooo:rsid="00070d59" style:font-size-asian="14pt" style:font-size-complex="14pt"/>
    </style:style>
    <style:style style:name="T10" style:family="text">
      <style:text-properties fo:font-size="14pt" fo:language="it" fo:country="IT" officeooo:rsid="0009c263" style:font-size-asian="14pt" style:font-size-complex="14pt"/>
    </style:style>
    <style:style style:name="T11" style:family="text">
      <style:text-properties fo:font-size="14pt" fo:language="it" fo:country="IT" officeooo:rsid="000b5d51" style:font-size-asian="14pt" style:font-size-complex="14pt"/>
    </style:style>
    <style:style style:name="T12" style:family="text">
      <style:text-properties fo:font-size="14pt" fo:language="it" fo:country="IT" officeooo:rsid="000b9b66" style:font-size-asian="14pt" style:font-size-complex="14pt"/>
    </style:style>
    <style:style style:name="T13" style:family="text">
      <style:text-properties fo:font-size="14pt" fo:language="it" fo:country="I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it" fo:country="IT" fo:font-weight="normal" officeooo:rsid="000b5d51" style:font-size-asian="14pt" style:font-weight-asian="normal" style:font-size-complex="14pt" style:font-weight-complex="normal"/>
    </style:style>
    <style:style style:name="T15" style:family="text">
      <style:text-properties fo:font-size="14pt" fo:language="it" fo:country="IT" fo:font-weight="normal" officeooo:rsid="000b9b66" style:font-size-asian="14pt" style:font-weight-asian="normal" style:font-size-complex="14pt" style:font-weight-complex="normal"/>
    </style:style>
    <style:style style:name="T16" style:family="text">
      <style:text-properties fo:font-size="14pt" fo:language="it" fo:country="IT" style:text-underline-style="solid" style:text-underline-type="double" style:text-underline-width="auto" style:text-underline-color="font-color" style:font-size-asian="14pt" style:font-size-complex="14pt"/>
    </style:style>
    <style:style style:name="T17" style:family="text">
      <style:text-properties style:text-position="0% 100%" fo:font-size="14pt" fo:language="it" fo:country="IT" style:font-size-asian="14pt" style:font-size-complex="14pt"/>
    </style:style>
    <style:style style:name="T18" style:family="text">
      <style:text-properties style:text-position="0% 100%" fo:font-size="14pt" fo:language="it" fo:country="IT" officeooo:rsid="0009c263" style:font-size-asian="14pt" style:font-size-complex="14pt"/>
    </style:style>
    <style:style style:name="T19" style:family="text">
      <style:text-properties officeooo:rsid="0009c263"/>
    </style:style>
    <style:style style:name="T20" style:family="text">
      <style:text-properties officeooo:rsid="000d3f83"/>
    </style:style>
    <style:style style:name="T21" style:family="text">
      <style:text-properties officeooo:rsid="000dea23"/>
    </style:style>
    <style:style style:name="T22" style:family="text">
      <style:text-properties officeooo:rsid="000e4c57"/>
    </style:style>
    <style:style style:name="T23" style:family="text">
      <style:text-properties officeooo:rsid="000f38d9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ome del caso d’uso</text:span>: <text:span text:style-name="T21">S</text:span>comme<text:span text:style-name="T21">ttere</text:span></text:p>
      <text:p text:style-name="P1"><text:span text:style-name="T4">Portata</text:span>: Sito web CRYPTOBET</text:p>
      <text:p text:style-name="P1"><text:span text:style-name="T4">Livello</text:span>: Obiettivo utente</text:p>
      <text:p text:style-name="P1"><text:span text:style-name="T4">Attore primario</text:span>: Cliente</text:p>
      <text:p text:style-name="P1"><text:span text:style-name="T4">Parti interessate o interessati</text:span>: </text:p>
      <text:list xml:id="list1216534120725745773" text:style-name="L1">
        <text:list-item>
          <text:p text:style-name="P13">Il cliente inserisce le partite nella propria scommessa inserendo l’esito su cui vuole scommettere. Desidera vedere man mano che aggiunge una partita tutti i dati della sua scommessa aggiornarsi. Vuole poter eseguire una puntata sulla scommessa creata. </text:p>
        </text:list-item>
      </text:list>
      <text:p text:style-name="P1"><text:span text:style-name="T4">Pre-condizioni</text:span>: </text:p>
      <text:list xml:id="list987998329401862358" text:style-name="L2">
        <text:list-item>
          <text:p text:style-name="P14">.</text:p>
        </text:list-item>
      </text:list>
      <text:p text:style-name="P1"><text:span text:style-name="T4">Post-condizioni</text:span>: </text:p>
      <text:list xml:id="list1684811521256300230" text:style-name="L3">
        <text:list-item>
          <text:p text:style-name="P15">il cliente è riuscito a creare la sua scommessa. </text:p>
        </text:list-item>
        <text:list-item>
          <text:p text:style-name="P15">La quota complessiva è stata calcolata correttamente. </text:p>
        </text:list-item>
        <text:list-item>
          <text:p text:style-name="P15">Il bonus assegnato è stato calcolato. </text:p>
        </text:list-item>
        <text:list-item>
          <text:p text:style-name="P15">Al conto del cliente viene detratto l’eventuale importo puntato.</text:p>
        </text:list-item>
        <text:list-item>
          <text:p text:style-name="P15">La scommessa, eventualmente giocata, viene registrata correttamente dal sistema.</text:p>
        </text:list-item>
      </text:list>
      <text:p text:style-name="P1"><text:span text:style-name="T4">Scenario principale di successo</text:span>: </text:p>
      <text:p text:style-name="P1"><text:tab/><text:span text:style-name="T22">desidera giocare la scommessa</text:span></text:p>
      <text:p text:style-name="P1"><text:tab/><text:span text:style-name="T22">il sistema mostra le partite disponibili e gli esiti disponibili con le quote</text:span></text:p>
      <text:list xml:id="list2836977711967392008" text:style-name="L4">
        <text:list-item>
          <text:p text:style-name="P16">Il cliente seleziona l’esito per una delle partite mostrate.</text:p>
        </text:list-item>
        <text:list-item>
          <text:p text:style-name="P10"><text:span text:style-name="T2">I</text:span><text:span text:style-name="T1">l sistema ha verificato che non si superi il limite massimo di partite aggiungendo quest’ultimo esito.</text:span></text:p>
        </text:list-item>
        <text:list-item>
          <text:p text:style-name="P16">Il sistema registra la partita con l’esito selezionato aggiungendola alla scommessa parziale.</text:p>
        </text:list-item>
        <text:list-item>
          <text:p text:style-name="P16">Il sistema modifica la quota parziale aggiornandola rispetto alla quota dell’ultimo esito inserito.</text:p>
        </text:list-item>
        <text:list-item>
          <text:p text:style-name="P16">Il sistema modifica l’eventuale bonus calcolato in funzione della relativa politica di assegnamento dello stesso.</text:p>
        </text:list-item>
        <text:list-item>
          <text:p text:style-name="P16">Il sistema ricalcola la quota totale in funzione della quota parziale e del bonus assegnato.</text:p>
        </text:list-item>
        <text:list-item>
          <text:p text:style-name="P16">Il cliente torna al passo 1 fin quando non ha terminato la pianificazione della scommessa.</text:p>
        </text:list-item>
        <text:list-item>
          <text:p text:style-name="P16">L<text:span text:style-name="T23">o schema di</text:span> scommessa è stata creata.</text:p>
        </text:list-item>
        <text:list-item>
          <text:p text:style-name="P16">Il cliente decide di giocare la scommessa creata.</text:p>
        </text:list-item>
        <text:list-item>
          <text:p text:style-name="P11"><text:span text:style-name="T2">I</text:span><text:span text:style-name="T1">l sistema si è accertato che l’utente aveva effettuato il login.</text:span></text:p>
        </text:list-item>
        <text:list-item>
          <text:p text:style-name="P16">Il sistema controlla che il cliente abbia inserito un importo valido.</text:p>
        </text:list-item>
        <text:list-item>
          <text:p text:style-name="P16">Il sistema si è accertato che l’importo sia valido.</text:p>
        </text:list-item>
        <text:list-item>
          <text:p text:style-name="P17">Il sistema ha verificato la disponibilità sul saldo.</text:p>
        </text:list-item>
        <text:list-item>
          <text:p text:style-name="P9"><text:span text:style-name="T2">Il sistema aggiorna il saldo del cliente in funzione dell’importo giocato</text:span><text:span text:style-name="T3">.</text:span></text:p>
        </text:list-item>
        <text:list-item>
          <text:p text:style-name="P17">Il sistema memorizza la scommessa e la aggiunge nelle scommesse del cliente.</text:p>
        </text:list-item>
        <text:list-item>
          <text:p text:style-name="P16"><text:soft-page-break/>Il sistema svuota la lista delle partite inserite nella scommessa</text:p>
        </text:list-item>
        <text:list-item>
          <text:p text:style-name="P16">Il sistema ripristina quota parziale, totale e bonus.</text:p>
        </text:list-item>
        <text:list-item>
          <text:p text:style-name="P12"><text:span text:style-name="T2">I</text:span><text:span text:style-name="T1">l caso d’uso termina.</text:span></text:p>
        </text:list-item>
      </text:list>
      <text:p text:style-name="P1"/>
      <text:p text:style-name="P1"/>
      <text:p text:style-name="P1"><text:span text:style-name="T4">Flussi alternativi</text:span>: </text:p>
      <text:p text:style-name="P1">*a. il cliente inserisce un importo.</text:p>
      <text:list xml:id="list8396563302864552976" text:style-name="L5">
        <text:list-item>
          <text:p text:style-name="P18">il sistema calcola la vincita potenziale in base alla quota totale e all’importo inserito.</text:p>
        </text:list-item>
        <text:list-item>
          <text:p text:style-name="P28"><text:span text:style-name="T7">I</text:span><text:span text:style-name="T6">l sistema mostra la vincita potenziale.</text:span></text:p>
        </text:list-item>
      </text:list>
      <text:p text:style-name="P1"><text:span text:style-name="T5">1</text:span>a. il cliente elimina una partita tra quelle precedentemente inserite.</text:p>
      <text:list xml:id="list1503593884837626695" text:style-name="L6">
        <text:list-item>
          <text:p text:style-name="P19">il sistema aggiorna la scommessa parziale rimuovendo la partita selezionata.</text:p>
        </text:list-item>
        <text:list-item>
          <text:p text:style-name="P19">il sistema ricalcola la quota parziale.</text:p>
        </text:list-item>
        <text:list-item>
          <text:p text:style-name="P19">il sistema ricalcola il bonus.</text:p>
        </text:list-item>
        <text:list-item>
          <text:p text:style-name="P19">il sistema ricalcola la quota totale.</text:p>
        </text:list-item>
        <text:list-item>
          <text:p text:style-name="P19">Il cliente va al punto 6 dello scenario principale di successo</text:p>
        </text:list-item>
      </text:list>
      <text:p text:style-name="P6"><text:span text:style-name="T7">2</text:span><text:span text:style-name="T17">a</text:span><text:span text:style-name="T6">. Il sistema ha verificato che è stato raggiun</text:span><text:span text:style-name="T11">to il numero massimo di partite </text:span></text:p>
      <text:list xml:id="list8465248598890136512" text:style-name="L7">
        <text:list-item>
          <text:p text:style-name="P29"><text:span text:style-name="T11">I</text:span><text:span text:style-name="T6">l sistema mostra al cliente un messaggio di errore e torna al punto 7 dello scenario principale di successo.</text:span></text:p>
        </text:list-item>
      </text:list>
      <text:p text:style-name="P1">*b. una delle partite inserite nella scommessa inizia. </text:p>
      <text:list xml:id="list6871906899025628380" text:style-name="L8">
        <text:list-item>
          <text:p text:style-name="P20">il sistema aggiorna la scommessa parziale rimuovendo la partita iniziata.</text:p>
        </text:list-item>
        <text:list-item>
          <text:p text:style-name="P20">il sistema ricalcola la quota parziale.</text:p>
        </text:list-item>
        <text:list-item>
          <text:p text:style-name="P20">il sistema ricalcola il bonus.</text:p>
        </text:list-item>
        <text:list-item>
          <text:p text:style-name="P20">il sistema ricalcola la quota totale.</text:p>
        </text:list-item>
      </text:list>
      <text:p text:style-name="P1"><text:span text:style-name="T19">9</text:span>b. il cliente decide di svuotare la scommessa parziale.</text:p>
      <text:list xml:id="list6885061578481738361" text:style-name="L9">
        <text:list-item>
          <text:p text:style-name="P21">Il sistema svuota la lista delle partite inserite nella scommessa parziale.</text:p>
        </text:list-item>
        <text:list-item>
          <text:p text:style-name="P21">Il sistema ripristina quota parziale, totale e bonus.</text:p>
        </text:list-item>
        <text:list-item>
          <text:p text:style-name="P30"><text:span text:style-name="T7">I</text:span><text:span text:style-name="T6">l caso d’uso termina.</text:span></text:p>
        </text:list-item>
      </text:list>
      <text:p text:style-name="P2"><text:span text:style-name="T8">1-</text:span><text:span text:style-name="T10">8</text:span><text:span text:style-name="T8">a. Il cliente elimina l’importo</text:span></text:p>
      <text:list xml:id="list3708541853154479300" text:style-name="L10">
        <text:list-item>
          <text:p text:style-name="P23">viene rimossa la vincita potenziale.</text:p>
        </text:list-item>
      </text:list>
      <text:p text:style-name="P3"><text:span text:style-name="T9">1-</text:span><text:span text:style-name="T10">8</text:span><text:span text:style-name="T9">b</text:span><text:span text:style-name="T6">. La connes</text:span><text:span text:style-name="T9">s</text:span><text:span text:style-name="T6">ione crolla</text:span></text:p>
      <text:list xml:id="list3521626281453784606" text:style-name="L11">
        <text:list-item>
          <text:p text:style-name="P31"><text:span text:style-name="T6">Il si</text:span><text:span text:style-name="T9">s</text:span><text:span text:style-name="T6">tema avvia un’operazione di ripristino.</text:span></text:p>
        </text:list-item>
        <text:list-item>
          <text:p text:style-name="P24">Il sistema salta al passo 15 dello scenario principale di successo.</text:p>
        </text:list-item>
      </text:list>
      <text:p text:style-name="P4"><text:span text:style-name="T18">10</text:span><text:span text:style-name="T17">a</text:span><text:span text:style-name="T6">. Il sistema si è accertato che l’utente non ha effettuato il login</text:span></text:p>
      <text:list xml:id="list7893170095123882377" text:style-name="L12">
        <text:list-item>
          <text:p text:style-name="P25">Il sistema invita il cliente ad effettuare il login.</text:p>
        </text:list-item>
        <text:list-item>
          <text:p text:style-name="P25">Il cliente effettua il login</text:p>
        </text:list-item>
      </text:list>
      <text:p text:style-name="P5"><text:span text:style-name="T6">1</text:span><text:span text:style-name="T10">3</text:span><text:span text:style-name="T17">a</text:span><text:span text:style-name="T6">. Il sistema non trova la disponibilità adeguata per giocare la scommessa</text:span></text:p>
      <text:list xml:id="list4810037008064257994" text:style-name="L13">
        <text:list-item>
          <text:p text:style-name="P26">Il sistema avvisa il cliente dell’avvenuto e lo invita ad inserire un nuovo importo.</text:p>
        </text:list-item>
        <text:list-item>
          <text:p text:style-name="P26">Il cliente cambia l’importo.</text:p>
        </text:list-item>
        <text:list-item>
          <text:p text:style-name="P26">Il sistema torna al punto 10 dello scenario principale di successo.</text:p>
        </text:list-item>
      </text:list>
      <text:p text:style-name="P7"><text:span text:style-name="T6">Requisiti speciali</text:span><text:span text:style-name="T13">: </text:span></text:p>
      <text:list xml:id="list2762495886994993773" text:style-name="L14">
        <text:list-item>
          <text:p text:style-name="P32"><text:span text:style-name="T14">L</text:span><text:span text:style-name="T13">a scommessa deve poter contenere fino ad un massimo di </text:span><text:span text:style-name="T14">venti</text:span><text:span text:style-name="T13"> partite.</text:span></text:p>
        </text:list-item>
        <text:list-item>
          <text:p text:style-name="P27"><text:soft-page-break/>Il tempo di ricalcolo delle quote non deve essere superiore a tre secondi.</text:p>
        </text:list-item>
      </text:list>
      <text:p text:style-name="P8"><text:span text:style-name="T6"/></text:p>
      <text:p text:style-name="P8"><text:span text:style-name="T12">Frequenza di ripetizione</text:span><text:span text:style-name="T15">: Più volte al gior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8:16:25.424502364</meta:creation-date>
    <dc:date>2017-12-07T14:08:23.868616342</dc:date>
    <meta:editing-duration>PT13M24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3" meta:paragraph-count="72" meta:word-count="673" meta:character-count="4172" meta:non-whitespace-character-count="3607"/>
  </office:meta>
</office:document-meta>
</file>